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language="it" fo:country="IT" officeooo:rsid="000e0bc9" officeooo:paragraph-rsid="000e0bc9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fo:language="it" fo:country="IT" officeooo:rsid="000e0bc9" officeooo:paragraph-rsid="0011997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fo:language="it" fo:country="IT" officeooo:rsid="001f345f" officeooo:paragraph-rsid="001f345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1pt" fo:language="it" fo:country="IT" officeooo:rsid="00219650" officeooo:paragraph-rsid="00219650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fo:language="it" fo:country="IT" officeooo:rsid="00236325" officeooo:paragraph-rsid="0023632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fo:language="it" fo:country="IT" officeooo:rsid="002538fe" officeooo:paragraph-rsid="002538fe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fo:language="it" fo:country="IT" officeooo:rsid="000e0bc9" officeooo:paragraph-rsid="000e0bc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fo:language="it" fo:country="IT" officeooo:rsid="002ac06f" officeooo:paragraph-rsid="002ac06f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20pt" fo:language="it" fo:country="IT" fo:font-weight="bold" officeooo:rsid="002ac06f" officeooo:paragraph-rsid="002ac06f" style:font-size-asian="20pt" style:font-weight-asian="bold" style:font-size-complex="20pt" style:font-weight-complex="bold"/>
    </style:style>
    <style:style style:name="T1" style:family="text">
      <style:text-properties officeooo:rsid="0010e1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e1cd" style:font-weight-asian="bold" style:font-weight-complex="bold"/>
    </style:style>
    <style:style style:name="T4" style:family="text">
      <style:text-properties fo:font-weight="bold" officeooo:rsid="0013813d" style:font-weight-asian="bold" style:font-weight-complex="bold"/>
    </style:style>
    <style:style style:name="T5" style:family="text">
      <style:text-properties fo:font-weight="bold" officeooo:rsid="001554cd" style:font-weight-asian="bold" style:font-weight-complex="bold"/>
    </style:style>
    <style:style style:name="T6" style:family="text">
      <style:text-properties fo:font-weight="bold" officeooo:rsid="001f345f" style:font-weight-asian="bold" style:font-weight-complex="bold"/>
    </style:style>
    <style:style style:name="T7" style:family="text">
      <style:text-properties fo:font-weight="bold" officeooo:rsid="002123cc" style:font-weight-asian="bold" style:font-weight-complex="bold"/>
    </style:style>
    <style:style style:name="T8" style:family="text">
      <style:text-properties fo:font-weight="bold" officeooo:rsid="00236325" style:font-weight-asian="bold" style:font-weight-complex="bold"/>
    </style:style>
    <style:style style:name="T9" style:family="text">
      <style:text-properties fo:font-weight="bold" officeooo:rsid="0024423c" style:font-weight-asian="bold" style:font-weight-complex="bold"/>
    </style:style>
    <style:style style:name="T10" style:family="text">
      <style:text-properties fo:font-weight="bold" officeooo:rsid="002728f6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0e1cd" style:font-style-asian="italic" style:font-style-complex="italic"/>
    </style:style>
    <style:style style:name="T13" style:family="text">
      <style:text-properties fo:font-style="italic" officeooo:rsid="001c8ddd" style:font-style-asian="italic" style:font-style-complex="italic"/>
    </style:style>
    <style:style style:name="T14" style:family="text">
      <style:text-properties fo:font-style="italic" officeooo:rsid="001e6b89" style:font-style-asian="italic" style:font-style-complex="italic"/>
    </style:style>
    <style:style style:name="T15" style:family="text">
      <style:text-properties fo:font-style="italic" officeooo:rsid="002123cc" style:font-style-asian="italic" style:font-style-complex="italic"/>
    </style:style>
    <style:style style:name="T16" style:family="text">
      <style:text-properties fo:font-style="italic" officeooo:rsid="00222dca" style:font-style-asian="italic" style:font-style-complex="italic"/>
    </style:style>
    <style:style style:name="T17" style:family="text">
      <style:text-properties fo:font-style="italic" officeooo:rsid="002728f6" style:font-style-asian="italic" style:font-style-complex="italic"/>
    </style:style>
    <style:style style:name="T18" style:family="text">
      <style:text-properties officeooo:rsid="0012c614"/>
    </style:style>
    <style:style style:name="T19" style:family="text">
      <style:text-properties officeooo:rsid="0013813d"/>
    </style:style>
    <style:style style:name="T20" style:family="text">
      <style:text-properties officeooo:rsid="001554cd"/>
    </style:style>
    <style:style style:name="T21" style:family="text">
      <style:text-properties officeooo:rsid="00173107"/>
    </style:style>
    <style:style style:name="T22" style:family="text">
      <style:text-properties officeooo:rsid="001aa57c"/>
    </style:style>
    <style:style style:name="T23" style:family="text">
      <style:text-properties officeooo:rsid="001c173b"/>
    </style:style>
    <style:style style:name="T24" style:family="text">
      <style:text-properties officeooo:rsid="001c8dd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c8ddd" style:font-weight-asian="normal" style:font-weight-complex="normal"/>
    </style:style>
    <style:style style:name="T27" style:family="text">
      <style:text-properties officeooo:rsid="002123cc"/>
    </style:style>
    <style:style style:name="T28" style:family="text">
      <style:text-properties officeooo:rsid="00222dca"/>
    </style:style>
    <style:style style:name="T29" style:family="text">
      <style:text-properties fo:font-style="normal" fo:font-weight="bold" officeooo:rsid="00222dca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236325" style:font-style-asian="normal" style:font-weight-asian="bold" style:font-style-complex="normal" style:font-weight-complex="bold"/>
    </style:style>
    <style:style style:name="T31" style:family="text">
      <style:text-properties officeooo:rsid="002728f6"/>
    </style:style>
    <style:style style:name="T32" style:family="text">
      <style:text-properties officeooo:rsid="0028c6f9"/>
    </style:style>
    <style:style style:name="T33" style:family="text">
      <style:text-properties officeooo:rsid="002a5e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PIEGAZIONE CLASS DIAGRAM</text:p>
      <text:p text:style-name="P1"/>
      <text:p text:style-name="P1"><text:span text:style-name="T33">­</text:span>Nel nostro Class Diagram ci sono <text:span text:style-name="T22">6</text:span> classi: <text:span text:style-name="T2">Evento</text:span>, <text:span text:style-name="T2">Organizzatore</text:span>, <text:span text:style-name="T2">Giudice</text:span>, <text:span text:style-name="T2">Utente</text:span>, <text:span text:style-name="T2">Team</text:span> e <text:span text:style-name="T2">Progress</text:span><text:span text:style-name="T8">o</text:span>.</text:p>
      <text:p text:style-name="P2">La classe <text:span text:style-name="T2">Evento</text:span> rappresenta gli <text:span text:style-name="T1">h</text:span>ackathon registrati all’interno del sistema. Al suo interno <text:span text:style-name="T19">si trovano</text:span> tutti i dati rilevanti ad ogni singolo evento. <text:span text:style-name="T4">Utente</text:span><text:span text:style-name="T19"> è la classe principale in cui vengono salvati i dati personali di coloro che entrano nel sistema </text:span><text:span text:style-name="T22">insieme alle</text:span><text:span text:style-name="T20"> credenziali necessarie per accedere all’account utente. </text:span><text:span text:style-name="T22">Esso</text:span><text:span text:style-name="T20"> è una generalizzazione </text:span><text:span text:style-name="T22">delle classi</text:span><text:span text:style-name="T20"> classi </text:span><text:span text:style-name="T5">Organizzatore</text:span><text:span text:style-name="T20"> e </text:span><text:span text:style-name="T5">Giudice</text:span><text:span text:style-name="T20"> poiché gli utenti con questi ruoli devono comunque essere registrati come regolari utenti. La classe </text:span><text:span text:style-name="T5">Organizzatore</text:span><text:span text:style-name="T20"> è, appunto, utilizzata per salvare </text:span><text:span text:style-name="T21">i responsabili</text:span><text:span text:style-name="T20"> dei vari eventi, mentre </text:span><text:span text:style-name="T5">Giudice</text:span><text:span text:style-name="T20"> serve a tenere traccia degli utenti selezionati per giudicare la competizione. </text:span><text:span text:style-name="T5">Team</text:span><text:span text:style-name="T20"> è una composizione di </text:span><text:span text:style-name="T5">Utente</text:span><text:span text:style-name="T20"> e tiene traccia di quali sono le squadre di utenti formatisi per la competizione. Infine, la classe</text:span><text:span text:style-name="T5"> Progress</text:span><text:span text:style-name="T8">o</text:span><text:span text:style-name="T20"> serve a</text:span><text:span text:style-name="T23">d</text:span><text:span text:style-name="T20"> archiviare i progress report pubblicati dai vari team nel corso della competizione.</text:span></text:p>
      <text:p text:style-name="P2"/>
      <text:p text:style-name="P2"><text:span text:style-name="T2">Evento</text:span> ha <text:span text:style-name="T24">4</text:span> associazioni che l<text:span text:style-name="T18">o</text:span> collegano alle altre classi. <text:span text:style-name="T24">Prima di tutto c’è l’associazione </text:span><text:span text:style-name="T13">Giudica</text:span><text:span text:style-name="T14">Evento</text:span><text:span text:style-name="T24"> con </text:span><text:span text:style-name="T6">Giudice</text:span><text:span text:style-name="T24"> che specifica chi siano i giudici della competizione. </text:span><text:span text:style-name="T1">L</text:span>’associazione <text:span text:style-name="T11">Organizza</text:span> con <text:span text:style-name="T2">Organizzatore</text:span><text:span text:style-name="T25">, </text:span><text:span text:style-name="T26">invece,</text:span><text:span text:style-name="T2"> </text:span>identifica l'account dell’organizzatore. <text:span text:style-name="T1">Poi</text:span> <text:span text:style-name="T1">vi è l’associazione </text:span><text:span text:style-name="T12">Iscritto</text:span><text:span text:style-name="T1"> </text:span><text:span text:style-name="T19">che </text:span><text:span text:style-name="T1">si ricollega ad </text:span><text:span text:style-name="T3">Utente </text:span><text:span text:style-name="T1">e determina a quale evento un utente già registrato sia effettivamente iscritto. Infine, </text:span><text:span text:style-name="T3">Evento</text:span><text:span text:style-name="T1"> ha l’associazione </text:span><text:span text:style-name="T12">Partecipa</text:span><text:span text:style-name="T1"> con </text:span><text:span text:style-name="T3">Team</text:span><text:span text:style-name="T1"> che determina a quali hackathon una squadra partecipi.</text:span></text:p>
      <text:p text:style-name="P2"/>
      <text:p text:style-name="P3"><text:span text:style-name="T2">Utente</text:span> ha solo l’associazione <text:span text:style-name="T11">Iscritto</text:span> con <text:span text:style-name="T2">Evento</text:span>.</text:p>
      <text:p text:style-name="P3"/>
      <text:p text:style-name="P3"><text:span text:style-name="T2">Team</text:span>, come detto precedentemente, <text:span text:style-name="T27">definisce la sua partecipazione ad un determinato hackathon tramite l’associazione </text:span><text:span text:style-name="T15">Partecipa</text:span><text:span text:style-name="T27">. Inoltre, è connesso alla classe </text:span><text:span text:style-name="T7">Giudice</text:span><text:span text:style-name="T27"> mediante </text:span><text:span text:style-name="T15">Voto</text:span><text:span text:style-name="T27">, che viene utilizzata alla fine della competizione per dare una valutazione alla squadra, e alla classe </text:span><text:span text:style-name="T7">Progress</text:span><text:span text:style-name="T8">o</text:span><text:span text:style-name="T27"> tramite l’associazione </text:span><text:span text:style-name="T15">ProgressReport</text:span><text:span text:style-name="T27">, che serve al team a pubblicare le varie fasi di sviluppo del loro progetto.</text:span></text:p>
      <text:p text:style-name="P3"/>
      <text:p text:style-name="P3"><text:span text:style-name="T2">Organizzatore</text:span>, oltre ad avere l’associazione <text:span text:style-name="T11">Organizza</text:span> con <text:span text:style-name="T2">Evento</text:span>, è anche collegato a <text:span text:style-name="T2">Giudice</text:span> mediante <text:span text:style-name="T11">Scelto</text:span> che serve a specificare gli utenti selezionati per essere giudici della competizione.</text:p>
      <text:p text:style-name="P3"/>
      <text:p text:style-name="P4"><text:span text:style-name="T2">Giudice</text:span>, in aggiunta alle già menzionate associazioni <text:span text:style-name="T11">GiudicaEvento</text:span>, <text:span text:style-name="T11">Scelto</text:span> e <text:span text:style-name="T11">Voto</text:span>, possiede <text:span text:style-name="T28">un’ ulteriore connessione con </text:span><text:span text:style-name="T29">Progress</text:span><text:span text:style-name="T30">o</text:span><text:span text:style-name="T28">, chiamata </text:span><text:span text:style-name="T16">Commento</text:span><text:span text:style-name="T28">, nella quale gli è possibile lasciare note e considerazione sugli avanzamenti conseguiti dai team nel corso della competizione.</text:span></text:p>
      <text:p text:style-name="P4"/>
      <text:p text:style-name="P5"><text:span text:style-name="T2">Progress</text:span><text:span text:style-name="T9">o</text:span> è stata già completamente esplorata in precedenza definendo le altre classi. Esso ha solo 2 associazioni: <text:span text:style-name="T11">ProgressReport</text:span> con <text:span text:style-name="T2">Team</text:span> <text:s/>e <text:span text:style-name="T11">Commento</text:span> con <text:span text:style-name="T2">Giudice</text:span>.</text:p>
      <text:p text:style-name="P5"/>
      <text:p text:style-name="P6">Abbiamo anche <text:span text:style-name="T32">creato</text:span> dei modelli in alcune delle classi. <text:span text:style-name="T2">Organizzatore</text:span> ha la possibilità di aprire e chiudere le prenotazioni a<text:span text:style-name="T31">d </text:span><text:span text:style-name="T2">Evento</text:span> mediante <text:span text:style-name="T11">ApriPrenotazioni()</text:span> e <text:span text:style-name="T11">ChiudiPrenotazioni()</text:span>. <text:span text:style-name="T2">Utente</text:span> <text:span text:style-name="T31">ha la possibilità di</text:span> registrare un nuovo utente nel sistema utilizzando <text:span text:style-name="T11">RegistraUtente()</text:span> e di creare o unirsi ad un team con <text:span text:style-name="T11">CreaTeam()</text:span> e <text:span text:style-name="T11">JoinTeam()</text:span>. Allo stesso modo <text:span text:style-name="T2">Team</text:span> ha la possibilità di accettare le richieste di unirsi dai vari utenti attraverso il metodo <text:span text:style-name="T11">AccettaPartecipante()</text:span>. <text:span text:style-name="T31">Infine, </text:span><text:span text:style-name="T10">Giudice</text:span><text:span text:style-name="T31"> ha la possibilità di postare la descrizione del problema della competizione con </text:span><text:span text:style-name="T17">PubblicaProblema()</text:span><text:span text:style-name="T31">.</text:span></text:p>
      <text:p text:style-name="P3"/>
      <text:p text:style-name="P3"/>
      <text:p text:style-name="P8">Il codice Java in cui viene tradotto questo class diagram si trova nel repository Git a: https://github.com/VinSchioppo/Progetto_ObjectOrientation.git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8:01:37.693770556</meta:creation-date>
    <dc:date>2025-04-22T19:24:03.142312231</dc:date>
    <meta:editing-duration>PT5H2M41S</meta:editing-duration>
    <meta:editing-cycles>23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480" meta:character-count="3396" meta:non-whitespace-character-count="2926"/>
  </office:meta>
</office:document-meta>
</file>